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05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008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ena nier</text:p>
          </table:table-cell>
          <table:table-cell office:value-type="string">
            <text:p>pow</text:p>
          </table:table-cell>
          <table:table-cell office:value-type="string">
            <text:p>cena metra</text:p>
          </table:table-cell>
          <table:table-cell office:value-type="string">
            <text:p>data transakcji</text:p>
          </table:table-cell>
          <table:table-cell office:value-type="string">
            <text:p>text</text:p>
          </table:table-cell>
          <table:table-cell table:number-columns-repeated="1019"/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51">
            <text:p>51</text:p>
          </table:table-cell>
          <table:table-cell table:formula="of:=[.A2]/[.B2]" office:value-type="float" office:value="3921.56862745098">
            <text:p>3921,568627451</text:p>
          </table:table-cell>
          <table:table-cell table:style-name="ce1" office:value-type="date" office:date-value="2012-02-02">
            <text:p>2012-02-02</text:p>
          </table:table-cell>
          <table:table-cell office:value-type="string">
            <text:p>a</text:p>
          </table:table-cell>
          <table:table-cell table:number-columns-repeated="1019"/>
        </table:table-row>
        <table:table-row table:style-name="ro2">
          <table:table-cell office:value-type="float" office:value="200001">
            <text:p>200001</text:p>
          </table:table-cell>
          <table:table-cell office:value-type="float" office:value="52">
            <text:p>52</text:p>
          </table:table-cell>
          <table:table-cell table:formula="of:=[.A3]/[.B3]" office:value-type="float" office:value="3846.17307692308">
            <text:p>3846,1730769231</text:p>
          </table:table-cell>
          <table:table-cell table:style-name="ce1"/>
          <table:table-cell office:value-type="string">
            <text:p>b</text:p>
          </table:table-cell>
          <table:table-cell table:number-columns-repeated="1019"/>
        </table:table-row>
        <table:table-row table:style-name="ro2">
          <table:table-cell office:value-type="float" office:value="200002">
            <text:p>200002</text:p>
          </table:table-cell>
          <table:table-cell office:value-type="float" office:value="53">
            <text:p>53</text:p>
          </table:table-cell>
          <table:table-cell table:formula="of:=[.A4]/[.B4]" office:value-type="float" office:value="3773.62264150943">
            <text:p>3773,6226415094</text:p>
          </table:table-cell>
          <table:table-cell table:style-name="ce1" office:value-type="date" office:date-value="2012-02-04">
            <text:p>2012-02-04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2">
          <table:table-cell office:value-type="float" office:value="200003">
            <text:p>200003</text:p>
          </table:table-cell>
          <table:table-cell office:value-type="float" office:value="54">
            <text:p>54</text:p>
          </table:table-cell>
          <table:table-cell table:formula="of:=[.A5]/[.B5]" office:value-type="float" office:value="3703.75925925926">
            <text:p>3703,7592592593</text:p>
          </table:table-cell>
          <table:table-cell table:style-name="ce1" office:value-type="date" office:date-value="2012-02-05">
            <text:p>2012-02-05</text:p>
          </table:table-cell>
          <table:table-cell office:value-type="string">
            <text:p>c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10000" number:language="pl" number:country="PL">
      <number:number number:min-integer-digits="1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pl" number:country="PL">
      <number:number number:decimal-places="0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1P0" style:volatile="true" number:language="pl" number:country="PL">
      <number:number number:decimal-places="2" number:min-integer-digits="1" number:grouping="true"/>
      <number:text>     </number:text>
    </number:number-style>
    <number:number-style style:name="N10121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6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10126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10126P2" style:volatile="true" number:language="pl" number:country="PL">
      <number:text> -      </number:text>
    </number:number-style>
    <number:text-style style:name="N10126" number:language="pl" number:country="PL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10130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10130P2" style:volatile="true" number:language="pl" number:country="PL">
      <number:text> - zł </number:text>
    </number:number-style>
    <number:text-style style:name="N10130" number:language="pl" number:country="PL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10134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10134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10134" number:language="pl" number:country="PL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10138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10138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10138" number:language="pl" number:country="PL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l" number:country="PL">
      <number:minutes number:style="long"/>
      <number:text>:</number:text>
      <number:seconds number:style="long"/>
    </number:time-style>
    <number:time-style style:name="N10140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l" number:country="PL">
      <number:minutes number:style="long"/>
      <number:text>:</number:text>
      <number:seconds number:style="long" number:decimal-places="1"/>
    </number:time-style>
    <number:number-style style:name="N10142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.00.0000</text:date>, <text:time style:data-style-name="N2" text:time-value="0000-00-00T10:37:20.0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date>2013-09-20T10:38:31.56</dc:date>
    <meta:editing-duration>PT53S</meta:editing-duration>
    <meta:editing-cycles>2</meta:editing-cycles>
    <meta:document-statistic meta:table-count="3" meta:cell-count="24" meta:object-count="0"/>
  </office:meta>
</office:document-meta>
</file>